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11.61cm" table:align="left"/>
    </style:style>
    <style:style style:name="Table1.A" style:family="table-column">
      <style:table-column-properties style:column-width="3.253cm"/>
    </style:style>
    <style:style style:name="Table1.B" style:family="table-column">
      <style:table-column-properties style:column-width="8.35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0.894cm" table:align="left"/>
    </style:style>
    <style:style style:name="Table3.A" style:family="table-column">
      <style:table-column-properties style:column-width="10.894cm"/>
    </style:style>
    <style:style style:name="Table3.A1" style:family="table-cell">
      <style:table-cell-properties style:vertical-align="middle" fo:padding="0.049cm" fo:border="none"/>
    </style:style>
    <style:style style:name="Table4" style:family="table">
      <style:table-properties style:width="16.902cm" table:align="left"/>
    </style:style>
    <style:style style:name="Table4.A" style:family="table-column">
      <style:table-column-properties style:column-width="16.90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0.894cm" table:align="left"/>
    </style:style>
    <style:style style:name="Table6.A" style:family="table-column">
      <style:table-column-properties style:column-width="10.894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14.411cm" table:align="left"/>
    </style:style>
    <style:style style:name="Table8.A" style:family="table-column">
      <style:table-column-properties style:column-width="14.411cm"/>
    </style:style>
    <style:style style:name="Table8.A1" style:family="table-cell">
      <style:table-cell-properties style:vertical-align="middle" fo:padding="0.049cm" fo:border="none"/>
    </style:style>
    <style:style style:name="Table9" style:family="table">
      <style:table-properties style:width="3.26cm" table:align="left"/>
    </style:style>
    <style:style style:name="Table9.A" style:family="table-column">
      <style:table-column-properties style:column-width="3.26cm"/>
    </style:style>
    <style:style style:name="Table9.A1" style:family="table-cell">
      <style:table-cell-properties style:vertical-align="middle" fo:padding="0.049cm" fo:border="none"/>
    </style:style>
    <style:style style:name="Table10" style:family="table">
      <style:table-properties style:width="14.153cm" table:align="left"/>
    </style:style>
    <style:style style:name="Table10.A" style:family="table-column">
      <style:table-column-properties style:column-width="14.153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7cm"/>
    </style:style>
    <style:style style:name="Table11.A1" style:family="table-cell">
      <style:table-cell-properties style:vertical-align="middle" fo:padding="0.049cm" fo:border="none"/>
    </style:style>
    <style:style style:name="Table12" style:family="table">
      <style:table-properties style:width="4.535cm" table:align="left"/>
    </style:style>
    <style:style style:name="Table12.A" style:family="table-column">
      <style:table-column-properties style:column-width="4.535cm"/>
    </style:style>
    <style:style style:name="Table12.A1" style:family="table-cell">
      <style:table-cell-properties style:vertical-align="middle" fo:padding="0.049cm" fo:border="none"/>
    </style:style>
    <style:style style:name="Table13" style:family="table">
      <style:table-properties style:width="16.902cm" table:align="left"/>
    </style:style>
    <style:style style:name="Table13.A" style:family="table-column">
      <style:table-column-properties style:column-width="16.902cm"/>
    </style:style>
    <style:style style:name="Table1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Heading_20_3">
      <style:paragraph-properties fo:break-before="page"/>
    </style:style>
    <style:style style:name="P9" style:family="paragraph" style:parent-style-name="Table_20_Contents">
      <style:text-properties fo:font-size="2pt" style:font-size-asian="2pt" style:font-size-complex="2pt"/>
    </style:style>
    <style:style style:name="P10"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EllysLights)</text:h>
      <text:p text:style-name="Text_20_body">    Elly's house has a number of light bulbs. Some of them are turned on, some of them are not. She wants to switch all of them off for the upcoming Earth Hour.</text:p>
      <text:p text:style-name="Text_20_body">Unfortunately, her house has a strange system of light switches. Each switch changes the state of some of the bulbs (possibly none or all of them). This means that if she uses the switch, all bulbs that are connected to it go off if they were on, and go on if they were off. She also knows that each bulb is connected to at most two switches. Help Elly determine what is the minimal number of switches she must use in order to turn off all the lights.</text:p>
      <text:p text:style-name="Text_20_body">You are given a String <text:span text:style-name="T1">initial</text:span> and a String[] <text:span text:style-name="T1">switches</text:span>. Each character in <text:span text:style-name="T1">initial</text:span> represents one light bulb: if the i-th light bulb (0-based index) is initially on, the i-th character of <text:span text:style-name="T1">initial</text:span> is 'Y', otherwise it is 'N'. Each element of <text:span text:style-name="T1">switches</text:span> represents one switch: if the i-th switch toggles the j-th light bulb, <text:span text:style-name="T1">switches</text:span>[i][j] is 'Y', otherwise it is 'N'.</text:p>
      <text:p text:style-name="Text_20_body">Find and return the smallest nonnegative integer X such that there is a sequence of X switches such that if Elly toggles those switches in the given order, all light bulbs will be turned off at the end. If no such X exists, return -1. </text:p>
      <text:h text:style-name="Heading_20_3" text:outline-level="3">Definition</text:h>
      <text:p text:style-name="P6">    </text:p>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EllysLights</text:p>
          </table:table-cell>
        </table:table-row>
        <table:table-row>
          <table:table-cell table:style-name="Table1.A1" office:value-type="string">
            <text:p text:style-name="Table_20_Contents">Method:</text:p>
          </table:table-cell>
          <table:table-cell table:style-name="Table1.A1" office:value-type="string">
            <text:p text:style-name="Table_20_Contents">getMinimum</text:p>
          </table:table-cell>
        </table:table-row>
        <table:table-row>
          <table:table-cell table:style-name="Table1.A1" office:value-type="string">
            <text:p text:style-name="Table_20_Contents">Parameters:</text:p>
          </table:table-cell>
          <table:table-cell table:style-name="Table1.A1" office:value-type="string">
            <text:p text:style-name="Table_20_Contents">String, String[]</text:p>
          </table:table-cell>
        </table:table-row>
        <table:table-row>
          <table:table-cell table:style-name="Table1.A1" office:value-type="string">
            <text:p text:style-name="Table_20_Contents">Returns:</text:p>
          </table:table-cell>
          <table:table-cell table:style-name="Table1.A1" office:value-type="string">
            <text:p text:style-name="Table_20_Contents">int</text:p>
          </table:table-cell>
        </table:table-row>
        <table:table-row>
          <table:table-cell table:style-name="Table1.A1" office:value-type="string">
            <text:p text:style-name="Table_20_Contents">Method signature:</text:p>
          </table:table-cell>
          <table:table-cell table:style-name="Table1.A1" office:value-type="string">
            <text:p text:style-name="Table_20_Contents">int getMinimum(String initial, String[] switches)</text:p>
          </table:table-cell>
        </table:table-row>
        <table:table-row>
          <table:table-cell table:style-name="Table1.A1" table:number-columns-spanned="2" office:value-type="string">
            <text:p text:style-name="Table_20_Contents">(be sure your method is public)</text:p>
          </table:table-cell>
          <table:covered-table-cell/>
        </table:table-row>
      </table:table>
      <text:p text:style-name="Text_20_body">     </text:p>
      <text:h text:style-name="Heading_20_3" text:outline-level="3">Notes</text:h>
      <text:p text:style-name="Text_20_body">-It is possible that none or all of the bulbs are turned on initially.-Elly is allowed to toggle the same switch more than once. </text:p>
      <text:h text:style-name="Heading_20_3" text:outline-level="3">Constraints</text:h>
      <text:list xml:id="list903087450" text:style-name="L5">
        <text:list-item>
          <text:p text:style-name="P5"><text:span text:style-name="T1">initial</text:span> will contain between 1 and 50 characters, inclusive.</text:p>
        </text:list-item>
        <text:list-item>
          <text:p text:style-name="P5">Each character of <text:span text:style-name="T1">initial</text:span> will be either 'Y' or 'N'.</text:p>
        </text:list-item>
        <text:list-item>
          <text:p text:style-name="P5"><text:span text:style-name="T1">switches</text:span> will contain between 1 and 50 elements, inclusive.</text:p>
        </text:list-item>
        <text:list-item>
          <text:p text:style-name="P5">Each element of <text:span text:style-name="T1">switches</text:span> will contain the same number of characters as <text:span text:style-name="T1">initial</text:span>.</text:p>
        </text:list-item>
        <text:list-item>
          <text:p text:style-name="P5">Each character of each element of <text:span text:style-name="T1">switches</text:span> will be either 'Y' or 'N'.</text:p>
        </text:list-item>
        <text:list-item>
          <text:p text:style-name="P5">For each index of <text:span text:style-name="T1">initial</text:span> there will be at most two elements of <text:span text:style-name="T1">switches</text:span> that will have 'Y' at that index. </text:p>
        </text:list-item>
      </text:list>
      <text:h text:style-name="Heading_20_3" text:outline-level="3"/>
      <text:h text:style-name="P8" text:outline-level="3">Examples</text:h>
      <text:p text:style-name="P6">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10">"YNYNNN"</text:p>
                </table:table-cell>
              </table:table-row>
              <table:table-row>
                <table:table-cell table:style-name="Table3.A1" office:value-type="string">
                  <text:p text:style-name="P10">{"YNNYNY", "NYYYNN", "YNYNYN", "NNNNYN", "NYNNNY"}</text:p>
                </table:table-cell>
              </table:table-row>
            </table:table>
            <text:p text:style-name="P9"/>
          </table:table-cell>
        </table:table-row>
        <table:table-row>
          <table:table-cell table:style-name="Table2.A1" office:value-type="string">
            <text:p text:style-name="Preformatted_20_Text">Returns: 2</text:p>
            <table:table table:name="Table4" table:style-name="Table4">
              <table:table-column table:style-name="Table4.A"/>
              <table:table-row>
                <table:table-cell table:style-name="Table4.A1" office:value-type="string">
                  <text:p text:style-name="Table_20_Contents">There are multiple ways how to turn off all the lights. For example, she can first use switch 0, then switch 4, and finally switch 1. The shortest solutions only use two switches. For example, it is enough to flip the switch 2 followed by the switch 3.</text:p>
                </table:table-cell>
              </table:table-row>
            </table:table>
            <text:p text:style-name="Table_20_Contents"/>
          </table:table-cell>
        </table:table-row>
        <table:table-row>
          <table:table-cell table:style-name="Table2.A1" office:value-type="string">
            <text:p text:style-name="P9"/>
          </table:table-cell>
        </table:table-row>
      </table:table>
      <text:p text:style-name="P6">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10">"YNYNYN"</text:p>
                </table:table-cell>
              </table:table-row>
              <table:table-row>
                <table:table-cell table:style-name="Table6.A1" office:value-type="string">
                  <text:p text:style-name="P10">{"NNNNNN", "YYYYYY", "NYNNNN", "NNNYNN", "NNNNNY"}</text:p>
                </table:table-cell>
              </table:table-row>
            </table:table>
            <text:p text:style-name="P9"/>
          </table:table-cell>
        </table:table-row>
        <table:table-row>
          <table:table-cell table:style-name="Table5.A1" office:value-type="string">
            <text:p text:style-name="Preformatted_20_Text">Returns: 4</text:p>
            <table:table table:name="Table7" table:style-name="Table7">
              <table:table-column table:style-name="Table7.A"/>
              <table:table-row>
                <table:table-cell table:style-name="Table7.A1" office:value-type="string">
                  <text:p text:style-name="Table_20_Contents">Some of the switches might change the state of none or all of the bulbs. Some of the bulbs might be influenced by less than 2 switches. </text:p>
                </table:table-cell>
              </table:table-row>
            </table:table>
            <text:p text:style-name="Table_20_Contents"/>
          </table:table-cell>
        </table:table-row>
        <table:table-row>
          <table:table-cell table:style-name="Table5.A1" office:value-type="string">
            <text:p text:style-name="P9"/>
          </table:table-cell>
        </table:table-row>
      </table:table>
      <text:p text:style-name="P6">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10">"YYN"</text:p>
                </table:table-cell>
              </table:table-row>
              <table:table-row>
                <table:table-cell table:style-name="Table9.A1" office:value-type="string">
                  <text:p text:style-name="P10">{"YNY", "NYN"}</text:p>
                </table:table-cell>
              </table:table-row>
            </table:table>
            <text:p text:style-name="P9"/>
          </table:table-cell>
        </table:table-row>
        <table:table-row>
          <table:table-cell table:style-name="Table8.A1" office:value-type="string">
            <text:p text:style-name="Preformatted_20_Text">Returns: -1</text:p>
            <table:table table:name="Table10" table:style-name="Table10">
              <table:table-column table:style-name="Table10.A"/>
              <table:table-row>
                <table:table-cell table:style-name="Table10.A1" office:value-type="string">
                  <text:p text:style-name="Table_20_Contents">Sometimes there might be no way to switch off all the bulbs. In this case return -1. </text:p>
                </table:table-cell>
              </table:table-row>
            </table:table>
            <text:p text:style-name="Table_20_Contents"/>
          </table:table-cell>
        </table:table-row>
        <table:table-row>
          <table:table-cell table:style-name="Table8.A1" office:value-type="string">
            <text:p text:style-name="P9"/>
          </table:table-cell>
        </table:table-row>
      </table:table>
      <text:p text:style-name="P6">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10">"NNYNYNYYYNNYYYYN"</text:p>
                </table:table-cell>
              </table:table-row>
              <table:table-row>
                <table:table-cell table:style-name="Table12.A1" office:value-type="string">
                  <text:p text:style-name="Preformatted_20_Text">{"NYNYNYNYNYNYNYNY",</text:p>
                  <text:p text:style-name="Preformatted_20_Text"><text:s/>"YNYNYNYNYNYNYNYN",</text:p>
                  <text:p text:style-name="Preformatted_20_Text"><text:s/>"NNNNNNNNNNNNNNNN",</text:p>
                  <text:p text:style-name="Preformatted_20_Text"><text:s/>"YNNNNNNNNNNNNNNN",</text:p>
                  <text:p text:style-name="Preformatted_20_Text"><text:s/>"NYNNNNNNNNNNNNNN",</text:p>
                  <text:p text:style-name="Preformatted_20_Text"><text:s/>"NNYNNNNNNNNNNNNN",</text:p>
                  <text:p text:style-name="Preformatted_20_Text"><text:s/>"NNNYNNNNNNNNNNNN",</text:p>
                  <text:p text:style-name="Preformatted_20_Text"><text:s/>"NNNNYNNNNNNNNNNN",</text:p>
                  <text:p text:style-name="Preformatted_20_Text"><text:s/>"NNNNNYNNNNNNNNNN",</text:p>
                  <text:p text:style-name="Preformatted_20_Text"><text:s/>"NNNNNNYNNNNNNNNN",</text:p>
                  <text:p text:style-name="Preformatted_20_Text"><text:s/>"NNNNNNNYNNNNNNNN",</text:p>
                  <text:p text:style-name="Preformatted_20_Text"><text:s/>"NNNNNNNNYNNNNNNN",</text:p>
                  <text:p text:style-name="Preformatted_20_Text"><text:s/>"NNNNNNNNNYNNNNNN",</text:p>
                  <text:p text:style-name="Preformatted_20_Text"><text:s/>"NNNNNNNNNNYNNNNN",</text:p>
                  <text:p text:style-name="Preformatted_20_Text"><text:s/>"NNNNNNNNNNNYNNNN",</text:p>
                  <text:p text:style-name="Preformatted_20_Text"><text:s/>"NNNNNNNNNNNNYNNN",</text:p>
                  <text:p text:style-name="Preformatted_20_Text"><text:s/>"NNNNNNNNNNNNNYNN",</text:p>
                  <text:p text:style-name="Preformatted_20_Text"><text:s/>"NNNNNNNNNNNNNNYN",</text:p>
                  <text:p text:style-name="P10"><text:s/>"NNNNNNNNNNNNNNNY"}</text:p>
                </table:table-cell>
              </table:table-row>
            </table:table>
            <text:p text:style-name="P9"/>
          </table:table-cell>
        </table:table-row>
        <table:table-row>
          <table:table-cell table:style-name="Table11.A1" office:value-type="string">
            <text:p text:style-name="Preformatted_20_Text">Returns: 6</text:p>
            <table:table table:name="Table13" table:style-name="Table13">
              <table:table-column table:style-name="Table13.A"/>
              <table:table-row>
                <table:table-cell table:style-name="Table13.A1" office:value-type="string">
                  <text:p text:style-name="Table_20_Contents">There are 9 lit bulbs initially. We can turn them off one by one, but it will be faster to use one of the complex switches and then to toggle the ones that are still lit.</text:p>
                </table:table-cell>
              </table:table-row>
            </table:table>
            <text:p text:style-name="Table_20_Contents"/>
          </table:table-cell>
        </table:table-row>
        <table:table-row>
          <table:table-cell table:style-name="Table11.A1" office:value-type="string">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1.48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gedy Balazs</meta:initial-creator>
    <meta:creation-date>2012-04-06T14:10:20</meta:creation-date>
    <dc:date>2012-04-06T14:14:13</dc:date>
    <dc:creator>Engedy Balazs</dc:creator>
    <meta:editing-duration>PT2M44S</meta:editing-duration>
    <meta:editing-cycles>2</meta:editing-cycles>
    <meta:generator>LibreOffice/3.3$Linux LibreOffice_project/330m19$Build-401</meta:generator>
    <meta:printed-by>Engedy Balazs</meta:printed-by>
    <meta:print-date>2012-04-06T14:12:40</meta:print-date>
    <meta:document-statistic meta:table-count="13" meta:image-count="0" meta:object-count="0" meta:page-count="2" meta:paragraph-count="67" meta:word-count="530" meta:character-count="3248"/>
  </office:meta>
</office:document-meta>
</file>